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657H17M03.011051S" calcext:value-type="time">
            <text:p>1657:17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table:number-columns-repeated="2"/>
          <table:table-cell table:style-name="ce18" table:formula="of:=IF([.G317]-[.F317] &gt; 0; [.G317]-[.F317]; 0)" office:value-type="time" office:time-value="PT00H00M00S" calcext:value-type="time">
            <text:p>00:00</text:p>
          </table:table-cell>
          <table:table-cell table:style-name="ce18" table:formula="of:=[.D317]+[.H317]" office:value-type="time" office:time-value="PT04H27M43.634S" calcext:value-type="time">
            <text:p>04:27</text:p>
          </table:table-cell>
          <table:table-cell table:style-name="ce24"/>
          <table:table-cell table:style-name="ce30" office:value-type="string" calcext:value-type="string">
            <text:p>MedKitLarge cleanup, NPC 5 &amp; NPC dialogue tweaks &amp; sprite light fixe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36H57M31.484S" calcext:value-type="time">
            <text:p>36:5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9]-[.B319] &gt; 0; [.C319]-[.B3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9]-[.F319] &gt; 0; [.G319]-[.F319]; 0)" office:value-type="time" office:time-value="PT00H00M00S" calcext:value-type="time">
            <text:p>00:00</text:p>
          </table:table-cell>
          <table:table-cell table:formula="of:=[.D319]+[.H3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9" table:number-columns-repeated="2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6">00/00/0000</text:date>, <text:time style:data-style-name="N2" text:time-value="07:45:46.38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2-16T12:00:44.170000000</dc:date>
    <meta:editing-duration>P74DT3H45M40S</meta:editing-duration>
    <meta:editing-cycles>1940</meta:editing-cycles>
    <meta:generator>LibreOffice/7.2.6.2$Windows_X86_64 LibreOffice_project/b0ec3a565991f7569a5a7f5d24fed7f52653d754</meta:generator>
    <dc:creator>Benjamin Laws</dc:creator>
    <meta:document-statistic meta:table-count="2" meta:cell-count="2375" meta:object-count="0"/>
  </office:meta>
</office:document-meta>
</file>